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1.54mm"/>
    </style:style>
    <style:style style:name="co4" style:family="table-column">
      <style:table-column-properties fo:break-before="auto" style:column-width="5.4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2</text:p>
          </table:table-cell>
          <table:table-cell table:formula="of:=+[.D7]" office:value-type="float" office:value="13.319" calcext:value-type="float">
            <text:p>13,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8</text:p>
          </table:table-cell>
          <table:table-cell table:formula="of:=+[.E7]+[.D8]" office:value-type="float" office:value="21.094" calcext:value-type="float">
            <text:p>21,0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</text:p>
          </table:table-cell>
          <table:table-cell table:formula="of:=+[.E8]+[.D9]" office:value-type="float" office:value="24.377" calcext:value-type="float">
            <text:p>24,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30</text:p>
          </table:table-cell>
          <table:table-cell table:formula="of:=+[.E9]+[.D10]" office:value-type="float" office:value="36.676" calcext:value-type="float">
            <text:p>36,68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</text:p>
          </table:table-cell>
          <table:table-cell table:formula="of:=+[.E10]+[.D11]" office:value-type="float" office:value="236.727" calcext:value-type="float">
            <text:p>236,7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8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9</text:p>
          </table:table-cell>
          <table:table-cell table:formula="of:=+[.E12]+[.D13]" office:value-type="float" office:value="239.782" calcext:value-type="float">
            <text:p>239,7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2</text:p>
          </table:table-cell>
          <table:table-cell table:formula="of:=+[.E13]+[.D14]" office:value-type="float" office:value="242.898" calcext:value-type="float">
            <text:p>242,9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.227" calcext:value-type="float">
            <text:p>24,23</text:p>
          </table:table-cell>
          <table:table-cell table:formula="of:=+[.E14]+[.D15]" office:value-type="float" office:value="267.125" calcext:value-type="float">
            <text:p>267,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739" calcext:value-type="float">
            <text:p>1,74</text:p>
          </table:table-cell>
          <table:table-cell table:formula="of:=+[.E15]+[.D16]" office:value-type="float" office:value="268.864" calcext:value-type="float">
            <text:p>268,8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7.111" calcext:value-type="float">
            <text:p>67,11</text:p>
          </table:table-cell>
          <table:table-cell table:formula="of:=+[.E16]+[.D17]" office:value-type="float" office:value="335.975" calcext:value-type="float">
            <text:p>335,9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3.786" calcext:value-type="float">
            <text:p>333,79</text:p>
          </table:table-cell>
          <table:table-cell table:formula="of:=+[.E17]+[.D18]" office:value-type="float" office:value="669.761" calcext:value-type="float">
            <text:p>669,7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.542" calcext:value-type="float">
            <text:p>5,54</text:p>
          </table:table-cell>
          <table:table-cell table:formula="of:=+[.E18]+[.D19]" office:value-type="float" office:value="675.303" calcext:value-type="float">
            <text:p>675,3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.652" calcext:value-type="float">
            <text:p>14,65</text:p>
          </table:table-cell>
          <table:table-cell table:formula="of:=+[.E19]+[.D20]" office:value-type="float" office:value="689.955" calcext:value-type="float">
            <text:p>689,9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10.852" calcext:value-type="float">
            <text:p>910,85</text:p>
          </table:table-cell>
          <table:table-cell table:formula="of:=+[.E20]+[.D21]" office:value-type="float" office:value="1600.807" calcext:value-type="float">
            <text:p>1.600,81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.624" calcext:value-type="float">
            <text:p>5,62</text:p>
          </table:table-cell>
          <table:table-cell table:formula="of:=+[.E21]+[.D22]" office:value-type="float" office:value="1606.431" calcext:value-type="float">
            <text:p>1.606,4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.135" calcext:value-type="float">
            <text:p>5,14</text:p>
          </table:table-cell>
          <table:table-cell table:formula="of:=+[.E22]+[.D23]" office:value-type="float" office:value="1611.566" calcext:value-type="float">
            <text:p>1.611,5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57.905" calcext:value-type="float">
            <text:p>1.157,91</text:p>
          </table:table-cell>
          <table:table-cell table:formula="of:=+[.E23]+[.D24]" office:value-type="float" office:value="2769.471" calcext:value-type="float">
            <text:p>2.769,4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94.975" calcext:value-type="float">
            <text:p>394,98</text:p>
          </table:table-cell>
          <table:table-cell table:formula="of:=+[.E24]+[.D25]" office:value-type="float" office:value="3164.446" calcext:value-type="float">
            <text:p>3.164,4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169.037" calcext:value-type="float">
            <text:p>9.169,04</text:p>
          </table:table-cell>
          <table:table-cell table:formula="of:=+[.E25]+[.D26]" office:value-type="float" office:value="12333.483" calcext:value-type="float">
            <text:p>12.333,4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7.351" calcext:value-type="float">
            <text:p>77,35</text:p>
          </table:table-cell>
          <table:table-cell table:formula="of:=+[.E26]+[.D27]" office:value-type="float" office:value="12410.834" calcext:value-type="float">
            <text:p>12.410,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0.606" calcext:value-type="float">
            <text:p>280,61</text:p>
          </table:table-cell>
          <table:table-cell table:formula="of:=+[.E27]+[.D28]" office:value-type="float" office:value="12691.44" calcext:value-type="float">
            <text:p>12.691,4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476.595" calcext:value-type="float">
            <text:p>4.476,60</text:p>
          </table:table-cell>
          <table:table-cell table:formula="of:=+[.E28]+[.D29]" office:value-type="float" office:value="17168.035" calcext:value-type="float">
            <text:p>17.168,0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.749" calcext:value-type="float">
            <text:p>3,75</text:p>
          </table:table-cell>
          <table:table-cell table:formula="of:=+[.E29]+[.D30]" office:value-type="float" office:value="17171.784" calcext:value-type="float">
            <text:p>17.171,78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23.23" calcext:value-type="float">
            <text:p>323,23</text:p>
          </table:table-cell>
          <table:table-cell table:formula="of:=+[.E30]+[.D31]" office:value-type="float" office:value="17495.014" calcext:value-type="float">
            <text:p>17.495,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.00.0000</text:date>, <text:time style:data-style-name="N2" text:time-value="22:45:16.1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7T11:37:52.987000000</meta:creation-date>
    <dc:date>2022-01-01T23:17:45.523000000</dc:date>
    <meta:editing-duration>PT17H55M56S</meta:editing-duration>
    <meta:editing-cycles>11</meta:editing-cycles>
    <meta:generator>LibreOffice/6.3.1.2$Windows_X86_64 LibreOffice_project/b79626edf0065ac373bd1df5c28bd630b4424273</meta:generator>
    <meta:document-statistic meta:table-count="1" meta:cell-count="86" meta:object-count="0"/>
  </office:meta>
</office:document-meta>
</file>